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bffa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bffa8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XII</text:span></text:p>
      <text:p text:style-name="P2"><text:span text:style-name="T4">Даша вышла из университета по окончании очередного рабочего дня и уже направлялась к воротам. <text:s/>Резко девушка остановилась. Из беседки мелодично доносились звуки гитары и слова знакомой французской песни. Подойдя к беседке, она увидела Алехина. Тот сидел, щурясь от солнечных лучей, и пел под гитару. Даша осторожно села напротив, наслаждаясь пением. Допев, Павел положил гитару на лавочку рядом с собой и, улыбаясь, посмотрел на девушку.</text:span></text:p>
      <text:p text:style-name="P2"><text:span text:style-name="T4">–Тебя уже выписали? ­­­– удивленно спросила Даша.</text:span></text:p>
      <text:p text:style-name="P2"><text:span text:style-name="T4">–Сам выписался, –усмехнувшись, ответил Павел.</text:span></text:p>
      <text:p text:style-name="P2"><text:span text:style-name="T4">–И что ты творишь?! Ты же еще не до конца оправился и должен находиться под наблюдением медицинского персонала! – начала, было, возмущаться девушка.</text:span></text:p>
      <text:p text:style-name="P2"><text:span text:style-name="T4">–Да все нормально со мной! А в больнице мне тошно!</text:span></text:p>
      <text:p text:style-name="P2"><text:span text:style-name="T4">–Ты неисправим, Алехин! Поехали уже домой! </text:span></text:p>
      <text:p text:style-name="P2"><text:span text:style-name="T4">–Кстати, где Джейн?</text:span></text:p>
      <text:p text:style-name="P2"><text:span text:style-name="T4">–Я дала ей несколько выходных. Пусть отдохнет. Ты же не таскаешь Евгения за собой повсюду. И только попробуй вздохнуть или закатить глаза! </text:span></text:p>
      <text:p text:style-name="P2"><text:span text:style-name="T4">–Ладно, пойдем уже, – смирившись, сказал Павел, убирая в чехол гитару. </text:span></text:p>
      <text:p text:style-name="P2"><text:span text:style-name="T4">Взяв девушку за руку и опираясь на трость, он, прихрамывая, пошел к машине. </text:span></text:p>
      <text:p text:style-name="P2"><text:span text:style-name="T4">–Новая? – улыбаясь, спросила Даша, садясь на переднее сиденье.</text:span></text:p>
      <text:p text:style-name="P2"><text:span text:style-name="T4">–Верно заметила. Она мне давно приглянулась.</text:span></text:p>
      <text:p text:style-name="P2"><text:span text:style-name="T4"><text:s/>–Ну ты даешь, конечно.</text:span></text:p>
      <text:p text:style-name="P2"><text:soft-page-break/><text:span text:style-name="T4">Сев в машину, Павел резко выехал со стоянки и поехал в сторону дома через центр города. Даша задумчиво смотрела в окно, наблюдая за мелькающими зданиями торговых центров, домов и магазинов. Вдруг Павел резко остановил машину, вышел и направился к толе людей, стоящих около ЗАГСа. </text:span></text:p>
      <text:p text:style-name="P2"><text:span text:style-name="T4">–Паш, ты чего? Ты свадеб никогда не видел? – смеясь, спросила Даша, догоняя его.</text:span></text:p>
      <text:p text:style-name="P2"><text:span text:style-name="T4">–Видел, но посмотри на них. Нет <text:s/>ничего в мире сильнее чувства любви. Я не стал судить их, ведь вместе он будут счастливы, – улыбаясь, сказал Павел. </text:span></text:p>
      <text:p text:style-name="P2"><text:span text:style-name="T4">Даша подошла и, взяв Алехина за руку, пригляделась к происходящему. Юля в белом свадебном платье сверкающими глазами, который нежно держал ее руки, отвечая таким же светлым взглядом. Осторожно откинув фату, он нежно коснулся ее губ.</text:span></text:p>
      <text:p text:style-name="P2"><text:span text:style-name="T4">–Они прекрасно подходят друг другу, – улыбаясь, сказала Даша.</text:span></text:p>
      <text:p text:style-name="P2"><text:span text:style-name="T4">–Возможно, – ответил Алехин.</text:span></text:p>
      <text:p text:style-name="P2"><text:span text:style-name="T4">Понаблюдав еще немного, они вернулись в машину и поехали домо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8:59.141000000</meta:creation-date>
    <dc:date>2022-05-15T19:39:19.594000000</dc:date>
    <meta:editing-duration>PT20S</meta:editing-duration>
    <meta:editing-cycles>1</meta:editing-cycles>
    <meta:document-statistic meta:table-count="0" meta:image-count="0" meta:object-count="0" meta:page-count="2" meta:paragraph-count="21" meta:word-count="321" meta:character-count="2106" meta:non-whitespace-character-count="1791"/>
    <meta:generator>LibreOffice/7.2.2.2$Windows_X86_64 LibreOffice_project/02b2acce88a210515b4a5bb2e46cbfb63fe97d56</meta:generator>
  </office:meta>
</office:document-meta>
</file>